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000066"/>
    </style:style>
    <style:style style:name="ce8" style:family="table-cell" style:parent-style-name="Default">
      <style:table-cell-properties fo:background-color="#66ffff"/>
    </style:style>
  </office:automatic-styles>
  <office:body>
    <office:spreadsheet>
      <table:table table:name="Data on Rows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Cats</text:p>
          </table:table-cell>
          <table:table-cell office:value-type="string">
            <text:p>Cows</text:p>
          </table:table-cell>
          <table:table-cell office:value-type="string">
            <text:p>Bird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</table:table-row>
      </table:table>
      <table:table table:name="Data on Cols" table:style-name="ta1" table:print="false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Cat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w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irds</text:p>
          </table:table-cell>
          <table:table-cell office:value-type="float" office:value="12">
            <text:p>12</text:p>
          </table:table-cell>
        </table:table-row>
      </table:table>
      <table:table table:name="Multi Dim Data" table:style-name="ta1" table:print="false">
        <table:table-column table:style-name="co1" table:number-columns-repeated="1024" table:default-cell-style-name="Default"/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ce1" office:value-type="string">
            <text:p>Cats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Cows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17">
            <text:p>1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Birds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Shortcode Ca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[jsChart type='multibar' class='{id:"mypets4", bgcolor:"#FFFF99,#FF9900,#CCFF00,#000066,#66FFFF", titlecolor:"#66CC99"}'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No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fter copy&amp;paste you need to add only: id=”mypets4” to the &lt;table&gt; tag on WP side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07:25:1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uni Santara</meta:initial-creator>
    <meta:creation-date>2014-08-24T06:06:47.80</meta:creation-date>
    <dc:date>2014-08-25T07:25:13.60</dc:date>
    <dc:creator>Jouni Santara</dc:creator>
    <meta:editing-duration>P1DT1H18M30S</meta:editing-duration>
    <meta:editing-cycles>7</meta:editing-cycles>
    <meta:generator>OpenOffice/4.0.0$Win32 OpenOffice.org_project/400m3$Build-9702</meta:generator>
    <meta:document-statistic meta:table-count="3" meta:cell-count="34" meta:object-count="0"/>
  </office:meta>
</office:document-meta>
</file>